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0d5" officeooo:paragraph-rsid="00026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lestone 5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2:17:10.028608394</meta:creation-date>
    <dc:date>2022-07-24T12:18:03.957248028</dc:date>
    <meta:editing-duration>PT55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